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7, 2022 (01:27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int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Do the same thing you did for the <text:span text:style-name="NormalTok">Rectangle</text:span> class for a <text:span text:style-name="NormalTok">PreciseRectangle</text:span> class.</text:p>
      <text:p text:style-name="Text_20_body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7T18:27:30Z</meta:creation-date>
    <dc:date>2022-03-07T18:27:30Z</dc:date>
    <meta:user-defined meta:name="date" meta:value-type="string">March   7, 2022 (01:27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